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2.76pt"/>
    </style:style>
    <style:style style:name="co3" style:family="table-column">
      <style:table-column-properties fo:break-before="auto" style:column-width="78.21pt"/>
    </style:style>
    <style:style style:name="co4" style:family="table-column">
      <style:table-column-properties fo:break-before="auto" style:column-width="7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 Array Index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New Pin Name</text:p>
          </table:table-cell>
          <table:table-cell table:style-name="ce1" office:value-type="string" calcext:value-type="string">
            <text:p>p Array Index</text:p>
          </table:table-cell>
          <table:table-cell table:style-name="ce1" office:value-type="string" calcext:value-type="string">
            <text:p>Pin Name</text:p>
          </table:table-cell>
          <table:table-cell table:style-name="ce1" office:value-type="string" calcext:value-type="string">
            <text:p>New Pin 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pc_la_n[0]</text:p>
          </table:table-cell>
          <table:table-cell table:formula="of:=COM.MICROSOFT.CONCAT(&quot;lpc_la_n[&quot;;[.A2];&quot;]&quot;)" office:value-type="string" office:string-value="lpc_la_n[0]" calcext:value-type="string">
            <text:p>lpc_la_n[0]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pc_la_p[0]</text:p>
          </table:table-cell>
          <table:table-cell table:formula="of:=COM.MICROSOFT.CONCAT(&quot;lpc_la_p[&quot;;[.D2];&quot;]&quot;)" office:value-type="string" office:string-value="lpc_la_p[0]" calcext:value-type="string">
            <text:p>lpc_la_p[0]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office:value-type="string" calcext:value-type="string">
            <text:p>lpc_la_n[1]</text:p>
          </table:table-cell>
          <table:table-cell table:formula="of:=COM.MICROSOFT.CONCAT(&quot;lpc_la_n[&quot;;[.A3];&quot;]&quot;)" office:value-type="string" office:string-value="lpc_la_n[1]" calcext:value-type="string">
            <text:p>lpc_la_n[1]</text:p>
          </table:table-cell>
          <table:table-cell table:formula="of:=[.D2]+1" office:value-type="float" office:value="1" calcext:value-type="float">
            <text:p>1</text:p>
          </table:table-cell>
          <table:table-cell office:value-type="string" calcext:value-type="string">
            <text:p>lpc_la_p[1]</text:p>
          </table:table-cell>
          <table:table-cell table:formula="of:=COM.MICROSOFT.CONCAT(&quot;lpc_la_p[&quot;;[.D3];&quot;]&quot;)" office:value-type="string" office:string-value="lpc_la_p[1]" calcext:value-type="string">
            <text:p>lpc_la_p[1]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office:value-type="string" calcext:value-type="string">
            <text:p>lpc_la_n[2]</text:p>
          </table:table-cell>
          <table:table-cell table:formula="of:=COM.MICROSOFT.CONCAT(&quot;lpc_la_n[&quot;;[.A4];&quot;]&quot;)" office:value-type="string" office:string-value="lpc_la_n[2]" calcext:value-type="string">
            <text:p>lpc_la_n[2]</text:p>
          </table:table-cell>
          <table:table-cell table:formula="of:=[.D3]+1" office:value-type="float" office:value="2" calcext:value-type="float">
            <text:p>2</text:p>
          </table:table-cell>
          <table:table-cell office:value-type="string" calcext:value-type="string">
            <text:p>lpc_la_p[2]</text:p>
          </table:table-cell>
          <table:table-cell table:formula="of:=COM.MICROSOFT.CONCAT(&quot;lpc_la_p[&quot;;[.D4];&quot;]&quot;)" office:value-type="string" office:string-value="lpc_la_p[2]" calcext:value-type="string">
            <text:p>lpc_la_p[2]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office:value-type="string" calcext:value-type="string">
            <text:p>lpc_la_n[3]</text:p>
          </table:table-cell>
          <table:table-cell table:formula="of:=COM.MICROSOFT.CONCAT(&quot;lpc_la_n[&quot;;[.A5];&quot;]&quot;)" office:value-type="string" office:string-value="lpc_la_n[3]" calcext:value-type="string">
            <text:p>lpc_la_n[3]</text:p>
          </table:table-cell>
          <table:table-cell table:formula="of:=[.D4]+1" office:value-type="float" office:value="3" calcext:value-type="float">
            <text:p>3</text:p>
          </table:table-cell>
          <table:table-cell office:value-type="string" calcext:value-type="string">
            <text:p>lpc_la_p[3]</text:p>
          </table:table-cell>
          <table:table-cell table:formula="of:=COM.MICROSOFT.CONCAT(&quot;lpc_la_p[&quot;;[.D5];&quot;]&quot;)" office:value-type="string" office:string-value="lpc_la_p[3]" calcext:value-type="string">
            <text:p>lpc_la_p[3]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office:value-type="string" calcext:value-type="string">
            <text:p>lpc_la_n[4]</text:p>
          </table:table-cell>
          <table:table-cell table:formula="of:=COM.MICROSOFT.CONCAT(&quot;lpc_la_n[&quot;;[.A6];&quot;]&quot;)" office:value-type="string" office:string-value="lpc_la_n[4]" calcext:value-type="string">
            <text:p>lpc_la_n[4]</text:p>
          </table:table-cell>
          <table:table-cell table:formula="of:=[.D5]+1" office:value-type="float" office:value="4" calcext:value-type="float">
            <text:p>4</text:p>
          </table:table-cell>
          <table:table-cell office:value-type="string" calcext:value-type="string">
            <text:p>lpc_la_p[4]</text:p>
          </table:table-cell>
          <table:table-cell table:formula="of:=COM.MICROSOFT.CONCAT(&quot;lpc_la_p[&quot;;[.D6];&quot;]&quot;)" office:value-type="string" office:string-value="lpc_la_p[4]" calcext:value-type="string">
            <text:p>lpc_la_p[4]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office:value-type="string" calcext:value-type="string">
            <text:p>lpc_la_n[5]</text:p>
          </table:table-cell>
          <table:table-cell table:formula="of:=COM.MICROSOFT.CONCAT(&quot;lpc_la_n[&quot;;[.A7];&quot;]&quot;)" office:value-type="string" office:string-value="lpc_la_n[5]" calcext:value-type="string">
            <text:p>lpc_la_n[5]</text:p>
          </table:table-cell>
          <table:table-cell table:formula="of:=[.D6]+1" office:value-type="float" office:value="5" calcext:value-type="float">
            <text:p>5</text:p>
          </table:table-cell>
          <table:table-cell office:value-type="string" calcext:value-type="string">
            <text:p>lpc_la_p[5]</text:p>
          </table:table-cell>
          <table:table-cell table:formula="of:=COM.MICROSOFT.CONCAT(&quot;lpc_la_p[&quot;;[.D7];&quot;]&quot;)" office:value-type="string" office:string-value="lpc_la_p[5]" calcext:value-type="string">
            <text:p>lpc_la_p[5]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office:value-type="string" calcext:value-type="string">
            <text:p>lpc_la_n[6]</text:p>
          </table:table-cell>
          <table:table-cell table:formula="of:=COM.MICROSOFT.CONCAT(&quot;lpc_la_n[&quot;;[.A8];&quot;]&quot;)" office:value-type="string" office:string-value="lpc_la_n[6]" calcext:value-type="string">
            <text:p>lpc_la_n[6]</text:p>
          </table:table-cell>
          <table:table-cell table:formula="of:=[.D7]+1" office:value-type="float" office:value="6" calcext:value-type="float">
            <text:p>6</text:p>
          </table:table-cell>
          <table:table-cell office:value-type="string" calcext:value-type="string">
            <text:p>lpc_la_p[6]</text:p>
          </table:table-cell>
          <table:table-cell table:formula="of:=COM.MICROSOFT.CONCAT(&quot;lpc_la_p[&quot;;[.D8];&quot;]&quot;)" office:value-type="string" office:string-value="lpc_la_p[6]" calcext:value-type="string">
            <text:p>lpc_la_p[6]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office:value-type="string" calcext:value-type="string">
            <text:p>lpc_la_n[8]</text:p>
          </table:table-cell>
          <table:table-cell table:formula="of:=COM.MICROSOFT.CONCAT(&quot;lpc_la_n[&quot;;[.A9];&quot;]&quot;)" office:value-type="string" office:string-value="lpc_la_n[7]" calcext:value-type="string">
            <text:p>lpc_la_n[7]</text:p>
          </table:table-cell>
          <table:table-cell table:formula="of:=[.D8]+1" office:value-type="float" office:value="7" calcext:value-type="float">
            <text:p>7</text:p>
          </table:table-cell>
          <table:table-cell office:value-type="string" calcext:value-type="string">
            <text:p>lpc_la_p[8]</text:p>
          </table:table-cell>
          <table:table-cell table:formula="of:=COM.MICROSOFT.CONCAT(&quot;lpc_la_p[&quot;;[.D9];&quot;]&quot;)" office:value-type="string" office:string-value="lpc_la_p[7]" calcext:value-type="string">
            <text:p>lpc_la_p[7]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office:value-type="string" calcext:value-type="string">
            <text:p>lpc_la_n[9]</text:p>
          </table:table-cell>
          <table:table-cell table:formula="of:=COM.MICROSOFT.CONCAT(&quot;lpc_la_n[&quot;;[.A10];&quot;]&quot;)" office:value-type="string" office:string-value="lpc_la_n[8]" calcext:value-type="string">
            <text:p>lpc_la_n[8]</text:p>
          </table:table-cell>
          <table:table-cell table:formula="of:=[.D9]+1" office:value-type="float" office:value="8" calcext:value-type="float">
            <text:p>8</text:p>
          </table:table-cell>
          <table:table-cell office:value-type="string" calcext:value-type="string">
            <text:p>lpc_la_p[9]</text:p>
          </table:table-cell>
          <table:table-cell table:formula="of:=COM.MICROSOFT.CONCAT(&quot;lpc_la_p[&quot;;[.D10];&quot;]&quot;)" office:value-type="string" office:string-value="lpc_la_p[8]" calcext:value-type="string">
            <text:p>lpc_la_p[8]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office:value-type="string" calcext:value-type="string">
            <text:p>lpc_la_n[10]</text:p>
          </table:table-cell>
          <table:table-cell table:formula="of:=COM.MICROSOFT.CONCAT(&quot;lpc_la_n[&quot;;[.A11];&quot;]&quot;)" office:value-type="string" office:string-value="lpc_la_n[9]" calcext:value-type="string">
            <text:p>lpc_la_n[9]</text:p>
          </table:table-cell>
          <table:table-cell table:formula="of:=[.D10]+1" office:value-type="float" office:value="9" calcext:value-type="float">
            <text:p>9</text:p>
          </table:table-cell>
          <table:table-cell office:value-type="string" calcext:value-type="string">
            <text:p>lpc_la_p[10]</text:p>
          </table:table-cell>
          <table:table-cell table:formula="of:=COM.MICROSOFT.CONCAT(&quot;lpc_la_p[&quot;;[.D11];&quot;]&quot;)" office:value-type="string" office:string-value="lpc_la_p[9]" calcext:value-type="string">
            <text:p>lpc_la_p[9]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office:value-type="string" calcext:value-type="string">
            <text:p>lpc_la_n[11]</text:p>
          </table:table-cell>
          <table:table-cell table:formula="of:=COM.MICROSOFT.CONCAT(&quot;lpc_la_n[&quot;;[.A12];&quot;]&quot;)" office:value-type="string" office:string-value="lpc_la_n[10]" calcext:value-type="string">
            <text:p>lpc_la_n[10]</text:p>
          </table:table-cell>
          <table:table-cell table:formula="of:=[.D11]+1" office:value-type="float" office:value="10" calcext:value-type="float">
            <text:p>10</text:p>
          </table:table-cell>
          <table:table-cell office:value-type="string" calcext:value-type="string">
            <text:p>lpc_la_p[13]</text:p>
          </table:table-cell>
          <table:table-cell table:formula="of:=COM.MICROSOFT.CONCAT(&quot;lpc_la_p[&quot;;[.D12];&quot;]&quot;)" office:value-type="string" office:string-value="lpc_la_p[10]" calcext:value-type="string">
            <text:p>lpc_la_p[10]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office:value-type="string" calcext:value-type="string">
            <text:p>lpc_la_n[13]</text:p>
          </table:table-cell>
          <table:table-cell table:formula="of:=COM.MICROSOFT.CONCAT(&quot;lpc_la_n[&quot;;[.A13];&quot;]&quot;)" office:value-type="string" office:string-value="lpc_la_n[11]" calcext:value-type="string">
            <text:p>lpc_la_n[11]</text:p>
          </table:table-cell>
          <table:table-cell table:formula="of:=[.D12]+1" office:value-type="float" office:value="11" calcext:value-type="float">
            <text:p>11</text:p>
          </table:table-cell>
          <table:table-cell office:value-type="string" calcext:value-type="string">
            <text:p>lpc_la_p[14]</text:p>
          </table:table-cell>
          <table:table-cell table:formula="of:=COM.MICROSOFT.CONCAT(&quot;lpc_la_p[&quot;;[.D13];&quot;]&quot;)" office:value-type="string" office:string-value="lpc_la_p[11]" calcext:value-type="string">
            <text:p>lpc_la_p[11]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office:value-type="string" calcext:value-type="string">
            <text:p>lpc_la_n[14]</text:p>
          </table:table-cell>
          <table:table-cell table:formula="of:=COM.MICROSOFT.CONCAT(&quot;lpc_la_n[&quot;;[.A14];&quot;]&quot;)" office:value-type="string" office:string-value="lpc_la_n[12]" calcext:value-type="string">
            <text:p>lpc_la_n[12]</text:p>
          </table:table-cell>
          <table:table-cell table:formula="of:=[.D13]+1" office:value-type="float" office:value="12" calcext:value-type="float">
            <text:p>12</text:p>
          </table:table-cell>
          <table:table-cell office:value-type="string" calcext:value-type="string">
            <text:p>lpc_la_p[18]</text:p>
          </table:table-cell>
          <table:table-cell table:formula="of:=COM.MICROSOFT.CONCAT(&quot;lpc_la_p[&quot;;[.D14];&quot;]&quot;)" office:value-type="string" office:string-value="lpc_la_p[12]" calcext:value-type="string">
            <text:p>lpc_la_p[12]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string" calcext:value-type="string">
            <text:p>lpc_la_n[16]</text:p>
          </table:table-cell>
          <table:table-cell table:formula="of:=COM.MICROSOFT.CONCAT(&quot;lpc_la_n[&quot;;[.A15];&quot;]&quot;)" office:value-type="string" office:string-value="lpc_la_n[13]" calcext:value-type="string">
            <text:p>lpc_la_n[13]</text:p>
          </table:table-cell>
          <table:table-cell table:formula="of:=[.D14]+1" office:value-type="float" office:value="13" calcext:value-type="float">
            <text:p>13</text:p>
          </table:table-cell>
          <table:table-cell office:value-type="string" calcext:value-type="string">
            <text:p>lpc_la_p[19]</text:p>
          </table:table-cell>
          <table:table-cell table:formula="of:=COM.MICROSOFT.CONCAT(&quot;lpc_la_p[&quot;;[.D15];&quot;]&quot;)" office:value-type="string" office:string-value="lpc_la_p[13]" calcext:value-type="string">
            <text:p>lpc_la_p[13]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office:value-type="string" calcext:value-type="string">
            <text:p>lpc_la_n[18]</text:p>
          </table:table-cell>
          <table:table-cell table:formula="of:=COM.MICROSOFT.CONCAT(&quot;lpc_la_n[&quot;;[.A16];&quot;]&quot;)" office:value-type="string" office:string-value="lpc_la_n[14]" calcext:value-type="string">
            <text:p>lpc_la_n[14]</text:p>
          </table:table-cell>
          <table:table-cell table:formula="of:=[.D15]+1" office:value-type="float" office:value="14" calcext:value-type="float">
            <text:p>14</text:p>
          </table:table-cell>
          <table:table-cell office:value-type="string" calcext:value-type="string">
            <text:p>lpc_la_p[20]</text:p>
          </table:table-cell>
          <table:table-cell table:formula="of:=COM.MICROSOFT.CONCAT(&quot;lpc_la_p[&quot;;[.D16];&quot;]&quot;)" office:value-type="string" office:string-value="lpc_la_p[14]" calcext:value-type="string">
            <text:p>lpc_la_p[14]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office:value-type="string" calcext:value-type="string">
            <text:p>lpc_la_n[20]</text:p>
          </table:table-cell>
          <table:table-cell table:formula="of:=COM.MICROSOFT.CONCAT(&quot;lpc_la_n[&quot;;[.A17];&quot;]&quot;)" office:value-type="string" office:string-value="lpc_la_n[15]" calcext:value-type="string">
            <text:p>lpc_la_n[15]</text:p>
          </table:table-cell>
          <table:table-cell table:formula="of:=[.D16]+1" office:value-type="float" office:value="15" calcext:value-type="float">
            <text:p>15</text:p>
          </table:table-cell>
          <table:table-cell office:value-type="string" calcext:value-type="string">
            <text:p>lpc_la_p[21]</text:p>
          </table:table-cell>
          <table:table-cell table:formula="of:=COM.MICROSOFT.CONCAT(&quot;lpc_la_p[&quot;;[.D17];&quot;]&quot;)" office:value-type="string" office:string-value="lpc_la_p[15]" calcext:value-type="string">
            <text:p>lpc_la_p[15]</text:p>
          </table:table-cell>
        </table:table-row>
        <table:table-row table:style-name="ro1">
          <table:table-cell table:formula="of:=[.A17]+1" office:value-type="float" office:value="16" calcext:value-type="float">
            <text:p>16</text:p>
          </table:table-cell>
          <table:table-cell office:value-type="string" calcext:value-type="string">
            <text:p>lpc_la_n[21]</text:p>
          </table:table-cell>
          <table:table-cell table:formula="of:=COM.MICROSOFT.CONCAT(&quot;lpc_la_n[&quot;;[.A18];&quot;]&quot;)" office:value-type="string" office:string-value="lpc_la_n[16]" calcext:value-type="string">
            <text:p>lpc_la_n[16]</text:p>
          </table:table-cell>
          <table:table-cell table:formula="of:=[.D17]+1" office:value-type="float" office:value="16" calcext:value-type="float">
            <text:p>16</text:p>
          </table:table-cell>
          <table:table-cell office:value-type="string" calcext:value-type="string">
            <text:p>lpc_la_p[22]</text:p>
          </table:table-cell>
          <table:table-cell table:formula="of:=COM.MICROSOFT.CONCAT(&quot;lpc_la_p[&quot;;[.D18];&quot;]&quot;)" office:value-type="string" office:string-value="lpc_la_p[16]" calcext:value-type="string">
            <text:p>lpc_la_p[16]</text:p>
          </table:table-cell>
        </table:table-row>
        <table:table-row table:style-name="ro1">
          <table:table-cell table:formula="of:=[.A18]+1" office:value-type="float" office:value="17" calcext:value-type="float">
            <text:p>17</text:p>
          </table:table-cell>
          <table:table-cell office:value-type="string" calcext:value-type="string">
            <text:p>lpc_la_n[23]</text:p>
          </table:table-cell>
          <table:table-cell table:formula="of:=COM.MICROSOFT.CONCAT(&quot;lpc_la_n[&quot;;[.A19];&quot;]&quot;)" office:value-type="string" office:string-value="lpc_la_n[17]" calcext:value-type="string">
            <text:p>lpc_la_n[17]</text:p>
          </table:table-cell>
          <table:table-cell table:formula="of:=[.D18]+1" office:value-type="float" office:value="17" calcext:value-type="float">
            <text:p>17</text:p>
          </table:table-cell>
          <table:table-cell office:value-type="string" calcext:value-type="string">
            <text:p>lpc_la_p[23]</text:p>
          </table:table-cell>
          <table:table-cell table:formula="of:=COM.MICROSOFT.CONCAT(&quot;lpc_la_p[&quot;;[.D19];&quot;]&quot;)" office:value-type="string" office:string-value="lpc_la_p[17]" calcext:value-type="string">
            <text:p>lpc_la_p[17]</text:p>
          </table:table-cell>
        </table:table-row>
        <table:table-row table:style-name="ro1">
          <table:table-cell table:formula="of:=[.A19]+1" office:value-type="float" office:value="18" calcext:value-type="float">
            <text:p>18</text:p>
          </table:table-cell>
          <table:table-cell office:value-type="string" calcext:value-type="string">
            <text:p>lpc_la_n[24]</text:p>
          </table:table-cell>
          <table:table-cell table:formula="of:=COM.MICROSOFT.CONCAT(&quot;lpc_la_n[&quot;;[.A20];&quot;]&quot;)" office:value-type="string" office:string-value="lpc_la_n[18]" calcext:value-type="string">
            <text:p>lpc_la_n[18]</text:p>
          </table:table-cell>
          <table:table-cell table:formula="of:=[.D19]+1" office:value-type="float" office:value="18" calcext:value-type="float">
            <text:p>18</text:p>
          </table:table-cell>
          <table:table-cell office:value-type="string" calcext:value-type="string">
            <text:p>lpc_la_p[26]</text:p>
          </table:table-cell>
          <table:table-cell table:formula="of:=COM.MICROSOFT.CONCAT(&quot;lpc_la_p[&quot;;[.D20];&quot;]&quot;)" office:value-type="string" office:string-value="lpc_la_p[18]" calcext:value-type="string">
            <text:p>lpc_la_p[18]</text:p>
          </table:table-cell>
        </table:table-row>
        <table:table-row table:style-name="ro1">
          <table:table-cell table:formula="of:=[.A20]+1" office:value-type="float" office:value="19" calcext:value-type="float">
            <text:p>19</text:p>
          </table:table-cell>
          <table:table-cell office:value-type="string" calcext:value-type="string">
            <text:p>lpc_la_n[26]</text:p>
          </table:table-cell>
          <table:table-cell table:formula="of:=COM.MICROSOFT.CONCAT(&quot;lpc_la_n[&quot;;[.A21];&quot;]&quot;)" office:value-type="string" office:string-value="lpc_la_n[19]" calcext:value-type="string">
            <text:p>lpc_la_n[19]</text:p>
          </table:table-cell>
          <table:table-cell table:formula="of:=[.D20]+1" office:value-type="float" office:value="19" calcext:value-type="float">
            <text:p>19</text:p>
          </table:table-cell>
          <table:table-cell office:value-type="string" calcext:value-type="string">
            <text:p>lpc_la_p[27]</text:p>
          </table:table-cell>
          <table:table-cell table:formula="of:=COM.MICROSOFT.CONCAT(&quot;lpc_la_p[&quot;;[.D21];&quot;]&quot;)" office:value-type="string" office:string-value="lpc_la_p[19]" calcext:value-type="string">
            <text:p>lpc_la_p[19]</text:p>
          </table:table-cell>
        </table:table-row>
        <table:table-row table:style-name="ro1">
          <table:table-cell table:formula="of:=[.A21]+1" office:value-type="float" office:value="20" calcext:value-type="float">
            <text:p>20</text:p>
          </table:table-cell>
          <table:table-cell office:value-type="string" calcext:value-type="string">
            <text:p>lpc_la_n[27]</text:p>
          </table:table-cell>
          <table:table-cell table:formula="of:=COM.MICROSOFT.CONCAT(&quot;lpc_la_n[&quot;;[.A22];&quot;]&quot;)" office:value-type="string" office:string-value="lpc_la_n[20]" calcext:value-type="string">
            <text:p>lpc_la_n[20]</text:p>
          </table:table-cell>
          <table:table-cell table:formula="of:=[.D21]+1" office:value-type="float" office:value="20" calcext:value-type="float">
            <text:p>20</text:p>
          </table:table-cell>
          <table:table-cell office:value-type="string" calcext:value-type="string">
            <text:p>lpc_la_p[28]</text:p>
          </table:table-cell>
          <table:table-cell table:formula="of:=COM.MICROSOFT.CONCAT(&quot;lpc_la_p[&quot;;[.D22];&quot;]&quot;)" office:value-type="string" office:string-value="lpc_la_p[20]" calcext:value-type="string">
            <text:p>lpc_la_p[20]</text:p>
          </table:table-cell>
        </table:table-row>
        <table:table-row table:style-name="ro1">
          <table:table-cell table:formula="of:=[.A22]+1" office:value-type="float" office:value="21" calcext:value-type="float">
            <text:p>21</text:p>
          </table:table-cell>
          <table:table-cell office:value-type="string" calcext:value-type="string">
            <text:p>lpc_la_n[28]</text:p>
          </table:table-cell>
          <table:table-cell table:formula="of:=COM.MICROSOFT.CONCAT(&quot;lpc_la_n[&quot;;[.A23];&quot;]&quot;)" office:value-type="string" office:string-value="lpc_la_n[21]" calcext:value-type="string">
            <text:p>lpc_la_n[21]</text:p>
          </table:table-cell>
          <table:table-cell table:formula="of:=[.D22]+1" office:value-type="float" office:value="21" calcext:value-type="float">
            <text:p>21</text:p>
          </table:table-cell>
          <table:table-cell office:value-type="string" calcext:value-type="string">
            <text:p>lpc_la_p[29]</text:p>
          </table:table-cell>
          <table:table-cell table:formula="of:=COM.MICROSOFT.CONCAT(&quot;lpc_la_p[&quot;;[.D23];&quot;]&quot;)" office:value-type="string" office:string-value="lpc_la_p[21]" calcext:value-type="string">
            <text:p>lpc_la_p[21]</text:p>
          </table:table-cell>
        </table:table-row>
        <table:table-row table:style-name="ro1">
          <table:table-cell table:formula="of:=[.A23]+1" office:value-type="float" office:value="22" calcext:value-type="float">
            <text:p>22</text:p>
          </table:table-cell>
          <table:table-cell office:value-type="string" calcext:value-type="string">
            <text:p>lpc_la_n[30]</text:p>
          </table:table-cell>
          <table:table-cell table:formula="of:=COM.MICROSOFT.CONCAT(&quot;lpc_la_n[&quot;;[.A24];&quot;]&quot;)" office:value-type="string" office:string-value="lpc_la_n[22]" calcext:value-type="string">
            <text:p>lpc_la_n[22]</text:p>
          </table:table-cell>
          <table:table-cell table:formula="of:=[.D23]+1" office:value-type="float" office:value="22" calcext:value-type="float">
            <text:p>22</text:p>
          </table:table-cell>
          <table:table-cell office:value-type="string" calcext:value-type="string">
            <text:p>lpc_la_p[30]</text:p>
          </table:table-cell>
          <table:table-cell table:formula="of:=COM.MICROSOFT.CONCAT(&quot;lpc_la_p[&quot;;[.D24];&quot;]&quot;)" office:value-type="string" office:string-value="lpc_la_p[22]" calcext:value-type="string">
            <text:p>lpc_la_p[22]</text:p>
          </table:table-cell>
        </table:table-row>
        <table:table-row table:style-name="ro1">
          <table:table-cell table:formula="of:=[.A24]+1" office:value-type="float" office:value="23" calcext:value-type="float">
            <text:p>23</text:p>
          </table:table-cell>
          <table:table-cell office:value-type="string" calcext:value-type="string">
            <text:p>lpc_la_n[31]</text:p>
          </table:table-cell>
          <table:table-cell table:formula="of:=COM.MICROSOFT.CONCAT(&quot;lpc_la_n[&quot;;[.A25];&quot;]&quot;)" office:value-type="string" office:string-value="lpc_la_n[23]" calcext:value-type="string">
            <text:p>lpc_la_n[23]</text:p>
          </table:table-cell>
          <table:table-cell table:formula="of:=[.D24]+1" office:value-type="float" office:value="23" calcext:value-type="float">
            <text:p>23</text:p>
          </table:table-cell>
          <table:table-cell office:value-type="string" calcext:value-type="string">
            <text:p>lpc_la_p[31]</text:p>
          </table:table-cell>
          <table:table-cell table:formula="of:=COM.MICROSOFT.CONCAT(&quot;lpc_la_p[&quot;;[.D25];&quot;]&quot;)" office:value-type="string" office:string-value="lpc_la_p[23]" calcext:value-type="string">
            <text:p>lpc_la_p[23]</text:p>
          </table:table-cell>
        </table:table-row>
        <table:table-row table:style-name="ro1">
          <table:table-cell table:formula="of:=[.A25]+1" office:value-type="float" office:value="24" calcext:value-type="float">
            <text:p>24</text:p>
          </table:table-cell>
          <table:table-cell office:value-type="string" calcext:value-type="string">
            <text:p>lpc_la_n[32]</text:p>
          </table:table-cell>
          <table:table-cell table:formula="of:=COM.MICROSOFT.CONCAT(&quot;lpc_la_n[&quot;;[.A26];&quot;]&quot;)" office:value-type="string" office:string-value="lpc_la_n[24]" calcext:value-type="string">
            <text:p>lpc_la_n[24]</text:p>
          </table:table-cell>
          <table:table-cell table:formula="of:=[.D25]+1" office:value-type="float" office:value="24" calcext:value-type="float">
            <text:p>24</text:p>
          </table:table-cell>
          <table:table-cell office:value-type="string" calcext:value-type="string">
            <text:p>lpc_la_p[32]</text:p>
          </table:table-cell>
          <table:table-cell table:formula="of:=COM.MICROSOFT.CONCAT(&quot;lpc_la_p[&quot;;[.D26];&quot;]&quot;)" office:value-type="string" office:string-value="lpc_la_p[24]" calcext:value-type="string">
            <text:p>lpc_la_p[24]</text:p>
          </table:table-cell>
        </table:table-row>
        <table:table-row table:style-name="ro1">
          <table:table-cell table:formula="of:=[.A26]+1" office:value-type="float" office:value="25" calcext:value-type="float">
            <text:p>25</text:p>
          </table:table-cell>
          <table:table-cell office:value-type="string" calcext:value-type="string">
            <text:p>lpc_la_n[33]</text:p>
          </table:table-cell>
          <table:table-cell table:formula="of:=COM.MICROSOFT.CONCAT(&quot;lpc_la_n[&quot;;[.A27];&quot;]&quot;)" office:value-type="string" office:string-value="lpc_la_n[25]" calcext:value-type="string">
            <text:p>lpc_la_n[25]</text:p>
          </table:table-cell>
          <table:table-cell table:formula="of:=[.D26]+1" office:value-type="float" office:value="25" calcext:value-type="float">
            <text:p>25</text:p>
          </table:table-cell>
          <table:table-cell office:value-type="string" calcext:value-type="string">
            <text:p>lpc_la_p[33]</text:p>
          </table:table-cell>
          <table:table-cell table:formula="of:=COM.MICROSOFT.CONCAT(&quot;lpc_la_p[&quot;;[.D27];&quot;]&quot;)" office:value-type="string" office:string-value="lpc_la_p[25]" calcext:value-type="string">
            <text:p>lpc_la_p[25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ler Davis</meta:initial-creator>
    <meta:creation-date>2019-04-22T11:03:00.210000000</meta:creation-date>
    <dc:date>2019-04-22T11:24:52.802000000</dc:date>
    <dc:creator>Tyler Davis</dc:creator>
    <meta:editing-duration>PT8M55S</meta:editing-duration>
    <meta:editing-cycles>5</meta:editing-cycles>
    <meta:generator>LibreOffice/6.1.5.2$Windows_X86_64 LibreOffice_project/90f8dcf33c87b3705e78202e3df5142b201bd805</meta:generator>
    <meta:document-statistic meta:table-count="1" meta:cell-count="162" meta:object-count="0"/>
  </office:meta>
</office:document-meta>
</file>